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ArgumentResolver.PayloadArgumentResolver( ReactiveAdapterRegistry reactiveAdapterRegistry , boolean useDefault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ArgumentResolver.resolve( @ Nullable Object argument , MethodParameter parameter , RSocketRequestValues . Builder request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